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9050"/>
    </style:style>
    <style:style style:name="P2" style:family="paragraph" style:parent-style-name="Standard">
      <style:text-properties officeooo:rsid="00019050" officeooo:paragraph-rsid="00019050"/>
    </style:style>
    <style:style style:name="P3" style:family="paragraph" style:parent-style-name="Standard">
      <style:text-properties officeooo:rsid="0001eaed" officeooo:paragraph-rsid="0001eaed"/>
    </style:style>
    <style:style style:name="P4" style:family="paragraph" style:parent-style-name="Standard">
      <style:text-properties officeooo:rsid="00023960" officeooo:paragraph-rsid="00023960"/>
    </style:style>
    <style:style style:name="P5" style:family="paragraph" style:parent-style-name="Standard">
      <style:text-properties officeooo:rsid="0002b480" officeooo:paragraph-rsid="0002b480"/>
    </style:style>
    <style:style style:name="P6" style:family="paragraph" style:parent-style-name="Standard">
      <style:text-properties officeooo:rsid="0003eca5" officeooo:paragraph-rsid="0003eca5"/>
    </style:style>
    <style:style style:name="T1" style:family="text">
      <style:text-properties officeooo:rsid="000239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udo de Caso: <text:span text:style-name="T1">Analisando Logs das operações de um sistema de registro acadêmico</text:span></text:p>
      <text:p text:style-name="P1"/>
      <text:p text:style-name="P4">Empresa: Instituto Federal Catarinense – Campus Camboriu</text:p>
      <text:p text:style-name="P4">Cliente: Gestores do Campus</text:p>
      <text:p text:style-name="P4">Programa: Sistema acadêmico</text:p>
      <text:p text:style-name="P4">Indústria: Educação</text:p>
      <text:p text:style-name="P4">Aplicações de Negócio: Análise do cenário da importância da utilização do sistema acadêmico para o campus, visão das operações e consistência dessas operações.</text:p>
      <text:p text:style-name="P5">Impacto: </text:p>
      <text:p text:style-name="P5"/>
      <text:p text:style-name="P5">Visão Geral:</text:p>
      <text:p text:style-name="P1"/>
      <text:p text:style-name="P2">O estudo de caso será baseado nos logs de registros de todas operações realizadas no banco de dados do sistema de registro acadêmico de uma escola. Para fins de verificar a consistência e autenticidade das operações é importante manter logs de todas as operações do sistema. Porém, o volume de dados gerados por esses logs é enorme e de difícil verificação. Por isso, é importante criar um sistema de filtragem desses dados para que seja possível verificar a consistência e autenticidade das operações. Os gestores da escola entendem a necessidade de identificar quais são os usuários que mais utilizam o sistema, qual o período de maior utilização e quais dados são mais buscados para que possam tomar medidas que melhore a gestão da escola.</text:p>
      <text:p text:style-name="P2"/>
      <text:p text:style-name="P3">Os logs são gerados no sistema em um arquivo texto de difícil leitura, por isso foi convertido em um armazenamento de dados não relacional baseado no paradigma de documentos e o SGBD utilizado foi o MongoDB. </text:p>
      <text:p text:style-name="P3"/>
      <text:p text:style-name="P6">Desafios de negócio: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5:18:09.015706000</meta:creation-date>
    <dc:date>2017-04-05T15:40:47.607590000</dc:date>
    <meta:editing-duration>PT22M38S</meta:editing-duration>
    <meta:editing-cycles>5</meta:editing-cycles>
    <meta:generator>LibreOffice/4.3.1.2$MacOSX_X86_64 LibreOffice_project/958349dc3b25111dbca392fbc281a05559ef6848</meta:generator>
    <meta:document-statistic meta:table-count="0" meta:image-count="0" meta:object-count="0" meta:page-count="1" meta:paragraph-count="11" meta:word-count="217" meta:character-count="1360" meta:non-whitespace-character-count="1151"/>
  </office:meta>
</office:document-meta>
</file>